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LLSSLSSSSSSSSSSSLLLL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1:59:12.93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22:00:03.245000000</dc:date>
    <meta:editing-duration>P3DT20H45M48S</meta:editing-duration>
    <meta:editing-cycles>3037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2" meta:object-count="0"/>
  </office:meta>
</office:document-meta>
</file>